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fo:min-height="1.767cm"/>
    </style:style>
    <style:style style:name="gr7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1.844cm"/>
    </style:style>
    <style:style style:name="gr10" style:family="graphic" style:parent-style-name="standard">
      <style:graphic-properties draw:stroke="none" svg:stroke-color="#000000" draw:fill="none" draw:fill-color="#ffffff" fo:min-height="0.838cm"/>
    </style:style>
    <style:style style:name="gr11" style:family="graphic" style:parent-style-name="standard">
      <style:graphic-properties draw:stroke="none" svg:stroke-color="#000000" draw:fill="none" draw:fill-color="#ffffff" fo:min-height="1.97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1.778cm" svg:x="8.239cm" svg:y="1.254cm">
          <text:p text:style-name="P1">Main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017cm" svg:y1="3.032cm" svg:x2="10.017cm" svg:y2="3.921cm">
          <text:p/>
        </draw:line>
        <draw:custom-shape draw:style-name="gr3" draw:text-style-name="P1" draw:layer="layout" svg:width="4.572cm" svg:height="2.286cm" svg:x="7.73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429cm" svg:height="2.155cm" svg:x="8.239cm" svg:y="4.302cm">
          <draw:text-box>
            <text:p>levelType class</text:p>
          </draw:text-box>
        </draw:frame>
        <draw:custom-shape draw:style-name="gr5" draw:text-style-name="P1" draw:layer="layout" svg:width="3.864cm" svg:height="2.425cm" svg:x="2.0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259cm" svg:height="2.017cm" svg:x="2.567cm" svg:y="5.064cm">
          <draw:text-box>
            <text:p><text:span text:style-name="T1">enemyType enemyArray [25]</text:span></text:p>
          </draw:text-box>
        </draw:frame>
        <draw:line draw:style-name="gr2" draw:text-style-name="P1" draw:layer="layout" svg:x1="7.731cm" svg:y1="5.191cm" svg:x2="5.957cm" svg:y2="5.78cm">
          <text:p/>
        </draw:line>
        <draw:custom-shape draw:style-name="gr1" draw:text-style-name="P1" draw:layer="layout" svg:width="3.683cm" svg:height="2.286cm" svg:x="14.462cm" svg:y="4.937cm">
          <text:p text:style-name="P1">player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049cm" svg:y1="5.572cm" svg:x2="14.589cm" svg:y2="5.699cm">
          <text:p/>
        </draw:line>
        <draw:custom-shape draw:style-name="gr7" draw:text-style-name="P1" draw:layer="layout" svg:width="2.927cm" svg:height="1.94cm" svg:x="1.381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302cm" svg:height="2.286cm" svg:x="15.73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927cm" svg:height="1.939cm" svg:x="3.28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542cm" svg:height="1.673cm" svg:x="16.238cm" svg:y="8.598cm">
          <draw:text-box>
            <text:p>int x, y</text:p>
            <text:p>Coords</text:p>
          </draw:text-box>
        </draw:frame>
        <draw:line draw:style-name="gr2" draw:text-style-name="P1" draw:layer="layout" svg:x1="16.765cm" svg:y1="7.173cm" svg:x2="17.019cm" svg:y2="8.443cm">
          <text:p/>
        </draw:line>
        <draw:frame draw:style-name="gr9" draw:layer="layout" svg:width="2.542cm" svg:height="1.673cm" svg:x="1.615cm" svg:y="11.134cm">
          <draw:text-box>
            <text:p>int x, y</text:p>
            <text:p>Coords</text:p>
          </draw:text-box>
        </draw:frame>
        <draw:line draw:style-name="gr2" draw:text-style-name="P1" draw:layer="layout" svg:x1="3.147cm" svg:y1="7.113cm" svg:x2="2.778cm" svg:y2="11.033cm">
          <text:p/>
        </draw:line>
        <draw:frame draw:style-name="gr10" draw:text-style-name="P2" draw:layer="layout" svg:width="2.693cm" svg:height="1.361cm" svg:x="3.641cm" svg:y="9.128cm">
          <draw:text-box>
            <text:p><text:span text:style-name="T1">char heading</text:span></text:p>
          </draw:text-box>
        </draw:frame>
        <draw:line draw:style-name="gr2" draw:text-style-name="P1" draw:layer="layout" svg:x1="4.318cm" svg:y1="7.235cm" svg:x2="4.429cm" svg:y2="8.874cm">
          <text:p/>
        </draw:line>
        <draw:custom-shape draw:style-name="gr3" draw:text-style-name="P1" draw:layer="layout" svg:width="3.26cm" svg:height="2.413cm" svg:x="6.969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3.667cm" svg:height="2.223cm" svg:x="7.223cm" svg:y="10.525cm">
          <draw:text-box>
            <text:p><text:span text:style-name="T2">actionType patrolPath</text:span></text:p>
            <text:p><text:span text:style-name="T2"><text:s text:c="4"/></text:span><text:span text:style-name="T2">[100]</text:span></text:p>
          </draw:text-box>
        </draw:frame>
        <draw:line draw:style-name="gr2" draw:text-style-name="P1" draw:layer="layout" svg:x1="8.112cm" svg:y1="9.382cm" svg:x2="8.239cm" svg:y2="10.271cm">
          <text:p/>
        </draw:line>
        <draw:custom-shape draw:style-name="gr1" draw:text-style-name="P4" draw:layer="layout" svg:width="4.318cm" svg:height="2.921cm" svg:x="10.144cm" svg:y="7.477cm">
          <text:p text:style-name="P1"><text:span text:style-name="T3">char levelArray</text:span></text:p>
          <text:p text:style-name="P1"><text:span text:style-name="T3">[80][25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779cm" svg:y1="6.08cm" svg:x2="11.541cm" svg:y2="7.604cm">
          <text:p/>
        </draw:line>
        <draw:custom-shape draw:style-name="gr1" draw:text-style-name="P5" draw:layer="layout" svg:width="4.361cm" svg:height="3.149cm" svg:x="5.275cm" svg:y="6.36cm">
          <text:p text:style-name="P1"><text:span text:style-name="T4">struct actionType{</text:span></text:p>
          <text:p text:style-name="P1"><text:span text:style-name="T4">char action;</text:span></text:p>
          <text:p text:style-name="P1"><text:span text:style-name="T4">char direction;</text:span></text:p>
          <text:p text:style-name="P1"><text:span text:style-name="T4">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572cm" svg:y1="6.715cm" svg:x2="5.826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4T20:32:00.123294914</meta:creation-date>
    <dc:date>2014-05-04T21:13:45.839469486</dc:date>
    <meta:editing-duration>PT5M44S</meta:editing-duration>
    <meta:editing-cycles>11</meta:editing-cycles>
    <meta:generator>LibreOffice/4.2.3.3$Linux_X86_64 LibreOffice_project/420m0$Build-3</meta:generator>
    <meta:document-statistic meta:object-count="25"/>
  </office:meta>
</office:document-meta>
</file>